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otted" draw:fill="solid" draw:fill-color="#b3b3b3" draw:textarea-horizontal-align="center" draw:textarea-vertical-align="middle"/>
    </style:style>
    <style:style style:name="gr2" style:family="graphic" style:parent-style-name="standard">
      <style:graphic-properties draw:fill="solid" draw:fill-color="#ccffff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5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6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44pt"/>
    </style:style>
    <style:style style:name="P5" style:family="paragraph">
      <style:paragraph-properties fo:text-align="center"/>
      <style:text-properties style:text-outline="false" fo:text-shadow="1pt 1pt"/>
    </style:style>
    <style:style style:name="T1" style:family="text">
      <style:text-properties fo:font-size="44pt"/>
    </style:style>
    <style:style style:name="T2" style:family="text">
      <style:text-properties style:text-outline="false" fo:text-shadow="1pt 1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7.566cm" svg:height="4.074cm" svg:x="1.922cm" svg:y="8.687cm">
          <text:p text:style-name="P2"/>
        </draw:rect>
        <draw:rect draw:style-name="gr2" draw:text-style-name="P3" draw:layer="layout" svg:width="5.28cm" svg:height="1.562cm" svg:x="1.579cm" svg:y="3.017cm">
          <text:p text:style-name="P2">Source code</text:p>
        </draw:rect>
        <draw:rect draw:style-name="gr2" draw:text-style-name="P3" draw:layer="layout" svg:width="5.576cm" svg:height="1.562cm" svg:x="7.473cm" svg:y="3.017cm">
          <text:p text:style-name="P2">Documentation</text:p>
        </draw:rect>
        <draw:ellipse draw:style-name="gr3" draw:text-style-name="P3" draw:layer="layout" svg:width="3.755cm" svg:height="2.417cm" svg:x="8.384cm" svg:y="5.8cm">
          <text:p text:style-name="P2">Extract</text:p>
        </draw:ellipse>
        <draw:rect draw:style-name="gr4" draw:text-style-name="P3" draw:id="id1" draw:layer="layout" svg:width="4.573cm" svg:height="2.342cm" svg:x="7.975cm" svg:y="9.378cm">
          <text:p text:style-name="P2">Facts</text:p>
        </draw:rect>
        <draw:ellipse draw:style-name="gr5" draw:text-style-name="P3" draw:id="id2" draw:layer="layout" svg:width="3.755cm" svg:height="2.417cm" svg:x="15.105cm" svg:y="9.415cm">
          <text:p text:style-name="P2">Enrich</text:p>
        </draw:ellipse>
        <draw:connector draw:style-name="gr6" draw:text-style-name="P1" draw:layer="layout" draw:type="curve" svg:x1="12.548cm" svg:y1="10.549cm" svg:x2="16.982cm" svg:y2="9.415cm" draw:start-shape="id1" draw:start-glue-point="1" draw:end-shape="id2" draw:end-glue-point="0">
          <text:p text:style-name="P2"/>
        </draw:connector>
        <draw:connector draw:style-name="gr6" draw:text-style-name="P1" draw:layer="layout" draw:type="curve" svg:x1="16.982cm" svg:y1="11.832cm" svg:x2="12.548cm" svg:y2="10.549cm" draw:start-shape="id2" draw:start-glue-point="2" draw:end-shape="id1" draw:end-glue-point="1">
          <text:p text:style-name="P2"/>
        </draw:connector>
        <draw:ellipse draw:style-name="gr3" draw:text-style-name="P3" draw:layer="layout" svg:width="3.755cm" svg:height="2.417cm" svg:x="8.384cm" svg:y="13.125cm">
          <text:p text:style-name="P2">View</text:p>
        </draw:ellipse>
        <draw:rect draw:style-name="gr7" draw:text-style-name="P3" draw:layer="layout" svg:width="5.28cm" svg:height="1.562cm" svg:x="1.691cm" svg:y="16.878cm">
          <text:p text:style-name="P2">Web pages</text:p>
        </draw:rect>
        <draw:rect draw:style-name="gr7" draw:text-style-name="P3" draw:layer="layout" svg:width="5.28cm" svg:height="1.562cm" svg:x="7.621cm" svg:y="16.878cm">
          <text:p text:style-name="P2">Graphics</text:p>
        </draw:rect>
        <draw:frame draw:style-name="gr8" draw:text-style-name="P4" draw:layer="layout" svg:width="1.17cm" svg:height="1.881cm" svg:x="14.537cm" svg:y="2.863cm">
          <draw:text-box>
            <text:p text:style-name="P2"><text:span text:style-name="T1">...</text:span></text:p>
          </draw:text-box>
        </draw:frame>
        <draw:frame draw:style-name="gr8" draw:text-style-name="P4" draw:layer="layout" svg:width="1.17cm" svg:height="1.881cm" svg:x="14.501cm" svg:y="16.724cm">
          <draw:text-box>
            <text:p text:style-name="P2"><text:span text:style-name="T1">...</text:span></text:p>
          </draw:text-box>
        </draw:frame>
        <draw:line draw:style-name="gr6" draw:text-style-name="P1" draw:layer="layout" svg:x1="4.238cm" svg:y1="4.685cm" svg:x2="8.923cm" svg:y2="6.135cm">
          <text:p text:style-name="P2"/>
        </draw:line>
        <draw:line draw:style-name="gr6" draw:text-style-name="P1" draw:layer="layout" svg:x1="10.261cm" svg:y1="4.61cm" svg:x2="10.261cm" svg:y2="5.837cm">
          <text:p text:style-name="P2"/>
        </draw:line>
        <draw:line draw:style-name="gr6" draw:text-style-name="P1" draw:layer="layout" svg:x1="14.611cm" svg:y1="4.61cm" svg:x2="11.822cm" svg:y2="6.284cm">
          <text:p text:style-name="P2"/>
        </draw:line>
        <draw:line draw:style-name="gr6" draw:text-style-name="P1" draw:layer="layout" svg:x1="10.261cm" svg:y1="8.182cm" svg:x2="10.261cm" svg:y2="9.409cm">
          <text:p text:style-name="P2"/>
        </draw:line>
        <draw:line draw:style-name="gr6" draw:text-style-name="P1" draw:layer="layout" svg:x1="10.261cm" svg:y1="11.711cm" svg:x2="10.261cm" svg:y2="13.093cm">
          <text:p text:style-name="P2"/>
        </draw:line>
        <draw:line draw:style-name="gr6" draw:text-style-name="P1" draw:layer="layout" svg:x1="10.261cm" svg:y1="15.623cm" svg:x2="10.261cm" svg:y2="16.85cm">
          <text:p text:style-name="P2"/>
        </draw:line>
        <draw:line draw:style-name="gr6" draw:text-style-name="P1" draw:layer="layout" svg:x1="8.764cm" svg:y1="15.183cm" svg:x2="4.459cm" svg:y2="16.835cm">
          <text:p text:style-name="P2"/>
        </draw:line>
        <draw:line draw:style-name="gr6" draw:text-style-name="P1" draw:layer="layout" svg:x1="11.916cm" svg:y1="15.106cm" svg:x2="15.144cm" svg:y2="16.759cm">
          <text:p text:style-name="P2"/>
        </draw:line>
        <draw:frame draw:style-name="gr9" draw:text-style-name="P5" draw:layer="layout" svg:width="5.632cm" svg:height="2.049cm" svg:x="2.037cm" svg:y="9.572cm">
          <draw:text-box>
            <text:p text:style-name="P3"><text:span text:style-name="T2">Application area</text:span></text:p>
            <text:p text:style-name="P3"><text:span text:style-name="T2">of Rscrip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3-11-20T08:45:33</meta:creation-date>
    <dc:date>2003-11-20T09:24:00</dc:date>
    <dc:language>en-US</dc:language>
    <meta:editing-cycles>5</meta:editing-cycles>
    <meta:editing-duration>PT38M28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